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, Helvetica, Arial, Symbola"/>
    <style:font-face style:name="Open Sans1" svg:font-family="'Open Sans', sans-serif, Helvetica, Arial, Symbol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loext:padding="0in" loext:border="none"/>
    </style:style>
    <style:style style:name="P2" style:family="paragraph" style:parent-style-name="Standard">
      <style:text-properties style:font-name="Open Sans1"/>
    </style:style>
    <style:style style:name="P3" style:family="paragraph" style:parent-style-name="Standard">
      <style:text-properties style:font-name="Open Sans1" loext:padding="0in" loext:border="none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Open Sans" fo:font-size="10.5pt" fo:letter-spacing="normal" fo:font-style="normal" fo:font-weight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Open Sans1" fo:font-size="10.5pt" fo:letter-spacing="normal" fo:font-style="normal" fo:font-weight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style:font-name="Open Sans1"/>
    </style:style>
    <style:style style:name="P7" style:family="paragraph" style:parent-style-name="Standard">
      <style:paragraph-properties fo:margin-top="0in" fo:margin-bottom="0in" loext:contextual-spacing="false"/>
      <style:text-properties loext:padding="0in" loext:border="none"/>
    </style:style>
    <style:style style:name="P8" style:family="paragraph" style:parent-style-name="Text_20_body">
      <style:paragraph-properties fo:padding="0in" fo:border="none"/>
    </style:style>
    <style:style style:name="P9" style:family="paragraph" style:parent-style-name="Text_20_body">
      <style:paragraph-properties fo:padding="0in" fo:border="none"/>
      <style:text-properties loext:padding="0in" loext:border="none"/>
    </style:style>
    <style:style style:name="P10" style:family="paragraph" style:parent-style-name="Text_20_body">
      <style:paragraph-properties fo:padding="0in" fo:border="none"/>
      <style:text-properties style:font-name="Open Sans1" loext:padding="0in" loext:border="none"/>
    </style:style>
    <style:style style:name="P11" style:family="paragraph" style:parent-style-name="Text_20_body">
      <style:paragraph-properties fo:margin-top="0in" fo:margin-bottom="0in" loext:contextual-spacing="false"/>
    </style:style>
    <style:style style:name="P12" style:family="paragraph" style:parent-style-name="Text_20_body">
      <style:paragraph-properties fo:margin-top="0in" fo:margin-bottom="0in" loext:contextual-spacing="false"/>
      <style:text-properties loext:padding="0in" loext:border="none"/>
    </style:style>
    <style:style style:name="P13" style:family="paragraph" style:parent-style-name="Text_20_body">
      <style:paragraph-properties fo:margin-top="0in" fo:margin-bottom="0in" loext:contextual-spacing="false"/>
      <style:text-properties style:font-name="Open Sans1"/>
    </style:style>
    <style:style style:name="P14" style:family="paragraph" style:parent-style-name="Text_20_body">
      <style:paragraph-properties fo:margin-top="0in" fo:margin-bottom="0in" loext:contextual-spacing="false"/>
      <style:text-properties style:font-name="Open Sans1" loext:padding="0in" loext:border="none"/>
    </style:style>
    <style:style style:name="T1" style:family="text">
      <style:text-properties fo:font-variant="normal" fo:text-transform="none" fo:color="#222222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Open Sans" fo:font-size="10.5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222222" style:font-name="Open Sans" fo:font-size="10.5pt" fo:letter-spacing="normal" fo:font-style="normal" fo:font-weight="normal" officeooo:rsid="0018f4bb"/>
    </style:style>
    <style:style style:name="T4" style:family="text">
      <style:text-properties fo:font-variant="normal" fo:text-transform="none" fo:color="#222222" style:font-name="Open Sans" fo:font-size="10.5pt" fo:letter-spacing="normal" fo:font-style="normal" fo:font-weight="normal" officeooo:rsid="001c1d54"/>
    </style:style>
    <style:style style:name="T5" style:family="text">
      <style:text-properties fo:font-variant="normal" fo:text-transform="none" fo:color="#222222" style:font-name="Open Sans" fo:font-size="10.5pt" fo:letter-spacing="normal" fo:font-style="normal" fo:font-weight="normal" officeooo:rsid="001fa2f6"/>
    </style:style>
    <style:style style:name="T6" style:family="text">
      <style:text-properties fo:font-variant="normal" fo:text-transform="none" fo:color="#222222" fo:font-size="10.5pt" fo:letter-spacing="normal" fo:font-style="normal" fo:font-weight="normal"/>
    </style:style>
    <style:style style:name="T7" style:family="text">
      <style:text-properties fo:font-variant="normal" fo:text-transform="none" fo:color="#222222" fo:font-size="10.5pt" fo:letter-spacing="normal" fo:font-style="normal" fo:font-weight="normal" officeooo:rsid="00181bee"/>
    </style:style>
    <style:style style:name="T8" style:family="text">
      <style:text-properties fo:font-variant="normal" fo:text-transform="none" fo:color="#222222" fo:font-size="10.5pt" fo:letter-spacing="normal" fo:font-style="normal" fo:font-weight="normal" officeooo:rsid="0018f4bb"/>
    </style:style>
    <style:style style:name="T9" style:family="text">
      <style:text-properties loext:padding="0in" loext:border="none"/>
    </style:style>
    <style:style style:name="T10" style:family="text">
      <style:text-properties officeooo:rsid="00181bee"/>
    </style:style>
    <style:style style:name="T11" style:family="text">
      <style:text-properties officeooo:rsid="0018f4bb"/>
    </style:style>
    <style:style style:name="T12" style:family="text">
      <style:text-properties style:font-name="Open Sans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In which country is cellphone throwing an official sport?</text:span></text:p>
      <text:p text:style-name="P8"><text:span text:style-name="T1">-USA</text:span></text:p>
      <text:p text:style-name="P8"><text:span text:style-name="T1">-China</text:span></text:p>
      <text:p text:style-name="P8"><text:span text:style-name="T1">-Finland .</text:span></text:p>
      <text:p text:style-name="P8"><text:span text:style-name="T1">-Malaysia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>The QR code was invented in Japan. What were QR codes first used for?</text:span></text:p>
      <text:p text:style-name="P8"><text:span text:style-name="T1"/></text:p>
      <text:p text:style-name="P8"><text:span text:style-name="T1"/></text:p>
      <text:p text:style-name="P8"><text:span text:style-name="T1">-Logistics, shipping car parts (Toyota).</text:span></text:p>
      <text:p text:style-name="P8"><text:span text:style-name="T1">- Substitute for postal addresses (Japan Post)</text:span></text:p>
      <text:p text:style-name="P8"><text:span text:style-name="T1">-Encryption of prescriptions in pharmacies</text:span></text:p>
      <text:p text:style-name="P8"><text:span text:style-name="T1">-Menu in a take-away sushi restaurant</text:span></text:p>
      <text:p text:style-name="P8"><text:span text:style-name="T1"/></text:p>
      <text:p text:style-name="P8"><text:span text:style-name="T1">Most cell phones in Japan are also..., - why?</text:span></text:p>
      <text:p text:style-name="P8"><text:span text:style-name="T1"/></text:p>
      <text:p text:style-name="P8"><text:span text:style-name="T1">-waterproof so you can talk on the phone in the shower.</text:span></text:p>
      <text:p text:style-name="P8"><text:span text:style-name="T1">-Barrier-free, with Braille on the keys, for the blind</text:span></text:p>
      <text:p text:style-name="P8"><text:span text:style-name="T1">-configured as a remote control for TV and garage to save space</text:span></text:p>
      <text:p text:style-name="P8"><text:span text:style-name="T1">-Equipped with sensors to send earthquake alerts</text:span></text:p>
      <text:p text:style-name="P8"><text:span text:style-name="T1"/></text:p>
      <text:p text:style-name="P8"><text:span text:style-name="T1"/></text:p>
      <text:p text:style-name="P8"><text:span text:style-name="T1">What year was the iPhone released?</text:span></text:p>
      <text:p text:style-name="P11"><text:span text:style-name="T1"/></text:p>
      <text:p text:style-name="P13"><text:span text:style-name="T6">-</text:span><text:span text:style-name="T7">1995</text:span></text:p>
      <text:p text:style-name="P13"><text:span text:style-name="T6">-</text:span><text:span text:style-name="T7">2000</text:span></text:p>
      <text:p text:style-name="P14">-<text:span text:style-name="T10">2007.</text:span></text:p>
      <text:p text:style-name="P14">-<text:span text:style-name="T10">2010</text:span></text:p>
      <text:p text:style-name="P2"/>
      <text:p text:style-name="P3">What is finding and fixing errors in programs?</text:p>
      <text:p text:style-name="P2"/>
      <text:p text:style-name="P2">-<text:span text:style-name="T10">Debugging.</text:span></text:p>
      <text:p text:style-name="P2">-<text:span text:style-name="T10">Program</text:span></text:p>
      <text:p text:style-name="P2">-<text:span text:style-name="T10">Bug</text:span></text:p>
      <text:p text:style-name="P2">-<text:span text:style-name="T10">Code</text:span></text:p>
      <text:p text:style-name="P2"/>
      <text:p text:style-name="P5">What is an error in a program that prevents the program from running as expected?</text:p>
      <text:p text:style-name="P4"><text:soft-page-break/></text:p>
      <text:p text:style-name="P4">-<text:span text:style-name="T12">Algorithm</text:span></text:p>
      <text:p text:style-name="P2">-<text:span text:style-name="T6">Program</text:span></text:p>
      <text:p text:style-name="P2">-<text:span text:style-name="T6">Bug.</text:span></text:p>
      <text:p text:style-name="P2">-<text:span text:style-name="T6">Code</text:span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10"><text:span text:style-name="T6">A label for a characteristic of a sprite, such as its location and appearance</text:span></text:p>
      <text:p text:style-name="P14"/>
      <text:p text:style-name="P2"><text:span text:style-name="T6">-Programming</text:span></text:p>
      <text:p text:style-name="P2"><text:span text:style-name="T6">-Property.</text:span></text:p>
      <text:p text:style-name="P2"><text:span text:style-name="T6">-Program</text:span></text:p>
      <text:p text:style-name="P2"><text:span text:style-name="T6">-Parameter</text:span></text:p>
      <text:p text:style-name="P2"><text:span text:style-name="T6"/></text:p>
      <text:p text:style-name="P5">A piece of code that you can call over and over again.</text:p>
      <text:p text:style-name="P5"><text:span text:style-name="T6"/></text:p>
      <text:p text:style-name="P6"><text:span text:style-name="T6">-Variable</text:span></text:p>
      <text:p text:style-name="P5">-Function.</text:p>
      <text:p text:style-name="P6"><text:span text:style-name="T6">-</text:span><text:span text:style-name="T9">Loop</text:span></text:p>
      <text:p text:style-name="P6"><text:span text:style-name="T6">-</text:span><text:span text:style-name="T9">Event</text:span></text:p>
      <text:p text:style-name="P2"><text:span text:style-name="T6"/></text:p>
      <text:p text:style-name="P10"><text:span text:style-name="T6">An instruction for the computer</text:span></text:p>
      <text:p text:style-name="P14">-<text:span text:style-name="T11">Call</text:span></text:p>
      <text:p text:style-name="P14">-<text:span text:style-name="T11">Command.</text:span></text:p>
      <text:p text:style-name="P14">-<text:span text:style-name="T11">Code</text:span></text:p>
      <text:p text:style-name="P14">-<text:span text:style-name="T11">Algorithm</text:span></text:p>
      <text:p text:style-name="P2"><text:span text:style-name="T6"/></text:p>
      <text:p text:style-name="P10"><text:span text:style-name="T6">An action that causes something to happen.</text:span></text:p>
      <text:p text:style-name="P14">-Ev<text:span text:style-name="T11">en</text:span>t.</text:p>
      <text:p text:style-name="P13"><text:span text:style-name="T9">-</text:span><text:span text:style-name="T6">Coding</text:span></text:p>
      <text:p text:style-name="P13"><text:span text:style-name="T9">-</text:span><text:span text:style-name="T6">Variable</text:span></text:p>
      <text:p text:style-name="P13"><text:span text:style-name="T9">-</text:span><text:span text:style-name="T6">Programming</text:span></text:p>
      <text:p text:style-name="P13"><text:span text:style-name="T6"/></text:p>
      <text:p text:style-name="P14"><text:span text:style-name="T6">The action of doing something over and over again.</text:span></text:p>
      <text:p text:style-name="P14"/>
      <text:p text:style-name="P13"><text:span text:style-name="T6">-Algorithm</text:span></text:p>
      <text:p text:style-name="P13"><text:span text:style-name="T6">-Function</text:span></text:p>
      <text:p text:style-name="P13"><text:span text:style-name="T6">-Loop.</text:span></text:p>
      <text:p text:style-name="P13"><text:span text:style-name="T6">-Iteration</text:span></text:p>
      <text:p text:style-name="P13"><text:span text:style-name="T6"/></text:p>
      <text:p text:style-name="P14"><text:span text:style-name="T6">An algorithm that has been coded into something that can be run by a machine.</text:span></text:p>
      <text:p text:style-name="P14"/>
      <text:p text:style-name="P13"><text:span text:style-name="T6">-Code</text:span></text:p>
      <text:p text:style-name="P13"><text:span text:style-name="T6">-Program.</text:span></text:p>
      <text:p text:style-name="P13"><text:span text:style-name="T6">-Property</text:span></text:p>
      <text:p text:style-name="P13"><text:span text:style-name="T6">-</text:span><text:span text:style-name="T8">Sprite</text:span></text:p>
      <text:p text:style-name="P11"><text:soft-page-break/><text:span text:style-name="T3"/></text:p>
      <text:p text:style-name="P11"><text:span text:style-name="T3"/></text:p>
      <text:p text:style-name="P9"><text:span text:style-name="T1">A program that is not nice to your computer</text:span></text:p>
      <text:p text:style-name="P11"><text:span text:style-name="T1"/></text:p>
      <text:p text:style-name="P11"><text:span text:style-name="T1">-hardware</text:span></text:p>
      <text:p text:style-name="P11"><text:span text:style-name="T1">-silverware</text:span></text:p>
      <text:p text:style-name="P11"><text:span text:style-name="T1">-software</text:span></text:p>
      <text:p text:style-name="P11"><text:span text:style-name="T1">-malware.</text:span></text:p>
      <text:p text:style-name="P11"><text:span text:style-name="T1"/></text:p>
      <text:p text:style-name="P12"><text:span text:style-name="T1">Which of the following is not the AI of S.B.I ?</text:span></text:p>
      <text:p text:style-name="P12"/>
      <text:p text:style-name="P11"><text:span text:style-name="T1">-</text:span><text:span text:style-name="T2">SIA &amp; SIVA</text:span></text:p>
      <text:p text:style-name="P11"><text:span text:style-name="T1">-</text:span><text:span text:style-name="T4">SIVA</text:span></text:p>
      <text:p text:style-name="P11"><text:span text:style-name="T1">-</text:span><text:span text:style-name="T4">SIRI.</text:span></text:p>
      <text:p text:style-name="P11"><text:span text:style-name="T1">-SIA</text:span></text:p>
      <text:p text:style-name="P11"><text:span text:style-name="T1"/></text:p>
      <text:p text:style-name="P12"><text:span text:style-name="T1">Which one of the following is a chat bot of SBI?</text:span></text:p>
      <text:p text:style-name="P12"/>
      <text:p text:style-name="P11"><text:span text:style-name="T1">-</text:span><text:span text:style-name="T2">SIA</text:span></text:p>
      <text:p text:style-name="P11"><text:span text:style-name="T1">-SIVA</text:span></text:p>
      <text:p text:style-name="P11"><text:span text:style-name="T1">-SIRI</text:span></text:p>
      <text:p text:style-name="P11"><text:span text:style-name="T1">-ALEXA</text:span></text:p>
      <text:p text:style-name="P11"><text:span text:style-name="T1"/></text:p>
      <text:p text:style-name="P11"><text:span text:style-name="T1"/></text:p>
      <text:p text:style-name="P12"><text:span text:style-name="T1">Identify the odd man out from the following?</text:span></text:p>
      <text:p text:style-name="P12"/>
      <text:p text:style-name="P11"><text:span text:style-name="T1">-</text:span><text:span text:style-name="T2">Big Data</text:span></text:p>
      <text:p text:style-name="P11"><text:span text:style-name="T1">-</text:span><text:span text:style-name="T2">Block-chain.</text:span></text:p>
      <text:p text:style-name="P11"><text:span text:style-name="T1">-</text:span><text:span text:style-name="T2">Data Science</text:span></text:p>
      <text:p text:style-name="P11"><text:span text:style-name="T1">-</text:span><text:span text:style-name="T2">Data Analytics</text:span></text:p>
      <text:p text:style-name="P12"/>
      <text:p text:style-name="P11"><text:span text:style-name="T1"/></text:p>
      <text:p text:style-name="P7"><text:span text:style-name="T1">How many million Snapchat messages are sent every day?</text:span></text:p>
      <text:p text:style-name="P1"/>
      <text:p text:style-name="P11"><text:span text:style-name="T1">-</text:span><text:span text:style-name="T5">150 million</text:span><text:span text:style-name="T1"><text:line-break/>-</text:span><text:span text:style-name="T5">350 million.</text:span></text:p>
      <text:p text:style-name="P11"><text:span text:style-name="T1">-</text:span><text:span text:style-name="T5">25 Million</text:span></text:p>
      <text:p text:style-name="P11"><text:span text:style-name="T1">-</text:span><text:span text:style-name="T5">15 Million</text:span></text:p>
      <text:p text:style-name="P1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, Helvetica, Arial, Symbola"/>
    <style:font-face style:name="Open Sans1" svg:font-family="'Open Sans', sans-serif, Helvetica, Arial, Symbol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11:04:58.122195061</meta:creation-date>
    <dc:date>2022-03-28T16:21:08.179025786</dc:date>
    <meta:editing-duration>PT1H52M1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84" meta:word-count="303" meta:character-count="1771" meta:non-whitespace-character-count="1552"/>
  </office:meta>
</office:document-meta>
</file>